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 elapsed was 189837097ns or 0.189837097s</text:p>
          </table:table-cell>
          <table:table-cell office:value-type="float" office:value="189837097" calcext:value-type="float">
            <text:p>189837097</text:p>
          </table:table-cell>
          <table:table-cell office:value-type="float" office:value="0.189837097" calcext:value-type="float">
            <text:p>0.189837097</text:p>
          </table:table-cell>
        </table:table-row>
        <table:table-row table:style-name="ro1">
          <table:table-cell office:value-type="string" calcext:value-type="string">
            <text:p>Time elapsed was 179323981ns or 0.179323981s</text:p>
          </table:table-cell>
          <table:table-cell office:value-type="float" office:value="179323981" calcext:value-type="float">
            <text:p>179323981</text:p>
          </table:table-cell>
          <table:table-cell office:value-type="float" office:value="0.179323981" calcext:value-type="float">
            <text:p>0.179323981</text:p>
          </table:table-cell>
        </table:table-row>
        <table:table-row table:style-name="ro1">
          <table:table-cell office:value-type="string" calcext:value-type="string">
            <text:p>Time elapsed was 181587351ns or 0.181587351s</text:p>
          </table:table-cell>
          <table:table-cell office:value-type="float" office:value="181587351" calcext:value-type="float">
            <text:p>181587351</text:p>
          </table:table-cell>
          <table:table-cell office:value-type="float" office:value="0.181587351" calcext:value-type="float">
            <text:p>0.181587351</text:p>
          </table:table-cell>
        </table:table-row>
        <table:table-row table:style-name="ro1">
          <table:table-cell office:value-type="string" calcext:value-type="string">
            <text:p>Time elapsed was 175942182ns or 0.175942182s</text:p>
          </table:table-cell>
          <table:table-cell office:value-type="float" office:value="175942182" calcext:value-type="float">
            <text:p>175942182</text:p>
          </table:table-cell>
          <table:table-cell office:value-type="float" office:value="0.175942182" calcext:value-type="float">
            <text:p>0.175942182</text:p>
          </table:table-cell>
        </table:table-row>
        <table:table-row table:style-name="ro1">
          <table:table-cell office:value-type="string" calcext:value-type="string">
            <text:p>Time elapsed was 177824631ns or 0.177824631s</text:p>
          </table:table-cell>
          <table:table-cell office:value-type="float" office:value="177824631" calcext:value-type="float">
            <text:p>177824631</text:p>
          </table:table-cell>
          <table:table-cell office:value-type="float" office:value="0.177824631" calcext:value-type="float">
            <text:p>0.177824631</text:p>
          </table:table-cell>
        </table:table-row>
        <table:table-row table:style-name="ro1">
          <table:table-cell office:value-type="string" calcext:value-type="string">
            <text:p>Time elapsed was 179620880ns or 0.179620880s</text:p>
          </table:table-cell>
          <table:table-cell office:value-type="float" office:value="179620880" calcext:value-type="float">
            <text:p>179620880</text:p>
          </table:table-cell>
          <table:table-cell office:value-type="float" office:value="0.17962088" calcext:value-type="float">
            <text:p>0.17962088</text:p>
          </table:table-cell>
        </table:table-row>
        <table:table-row table:style-name="ro1">
          <table:table-cell office:value-type="string" calcext:value-type="string">
            <text:p>Time elapsed was 177832097ns or 0.177832097s</text:p>
          </table:table-cell>
          <table:table-cell office:value-type="float" office:value="177832097" calcext:value-type="float">
            <text:p>177832097</text:p>
          </table:table-cell>
          <table:table-cell office:value-type="float" office:value="0.177832097" calcext:value-type="float">
            <text:p>0.177832097</text:p>
          </table:table-cell>
        </table:table-row>
        <table:table-row table:style-name="ro1">
          <table:table-cell office:value-type="string" calcext:value-type="string">
            <text:p>Time elapsed was 176721024ns or 0.176721024s</text:p>
          </table:table-cell>
          <table:table-cell office:value-type="float" office:value="176721024" calcext:value-type="float">
            <text:p>176721024</text:p>
          </table:table-cell>
          <table:table-cell office:value-type="float" office:value="0.176721024" calcext:value-type="float">
            <text:p>0.176721024</text:p>
          </table:table-cell>
        </table:table-row>
        <table:table-row table:style-name="ro1">
          <table:table-cell office:value-type="string" calcext:value-type="string">
            <text:p>Time elapsed was 173983308ns or 0.173983308s</text:p>
          </table:table-cell>
          <table:table-cell office:value-type="float" office:value="173983308" calcext:value-type="float">
            <text:p>173983308</text:p>
          </table:table-cell>
          <table:table-cell office:value-type="float" office:value="0.173983308" calcext:value-type="float">
            <text:p>0.173983308</text:p>
          </table:table-cell>
        </table:table-row>
        <table:table-row table:style-name="ro1">
          <table:table-cell office:value-type="string" calcext:value-type="string">
            <text:p>Time elapsed was 177472550ns or 0.177472550s</text:p>
          </table:table-cell>
          <table:table-cell office:value-type="float" office:value="177472550" calcext:value-type="float">
            <text:p>177472550</text:p>
          </table:table-cell>
          <table:table-cell office:value-type="float" office:value="0.17747255" calcext:value-type="float">
            <text:p>0.17747255</text:p>
          </table:table-cell>
        </table:table-row>
        <table:table-row table:style-name="ro1">
          <table:table-cell table:style-name="ce1" office:value-type="string" calcext:value-type="string">
            <text:p>Average:</text:p>
          </table:table-cell>
          <table:table-cell table:formula="of:=AVERAGE([.B1:.B10])" office:value-type="float" office:value="179014510.1" calcext:value-type="float">
            <text:p>179014510.1</text:p>
          </table:table-cell>
          <table:table-cell table:formula="of:=AVERAGE([.C1:.C10])" office:value-type="float" office:value="0.1790145101" calcext:value-type="float">
            <text:p>0.1790145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01:09.178575983</meta:creation-date>
    <dc:date>2019-12-13T13:11:36.257736183</dc:date>
    <meta:editing-duration>PT10M26S</meta:editing-duration>
    <meta:editing-cycles>3</meta:editing-cycles>
    <meta:generator>LibreOffice/6.0.7.3$Linux_X86_64 LibreOffice_project/00m0$Build-3</meta:generator>
    <meta:document-statistic meta:table-count="1" meta:cell-count="33" meta:object-count="0"/>
  </office:meta>
</office:document-meta>
</file>